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73000014AC00000A560E1D35E0.svm"/>
  <manifest:file-entry manifest:media-type="" manifest:full-path="Pictures/2000009D000014AC00000BB7CF8E1F67.svm"/>
  <manifest:file-entry manifest:media-type="" manifest:full-path="Pictures/200000B50000176D00000BB774E40B31.svm"/>
  <manifest:file-entry manifest:media-type="" manifest:full-path="Pictures/2000027100001B90000014AC555406C7.svm"/>
  <manifest:file-entry manifest:media-type="" manifest:full-path="Pictures/20000025000018CE000004229B606CAB.svm"/>
  <manifest:file-entry manifest:media-type="" manifest:full-path="Pictures/2000007F0000319C00001B90357DC155.svm"/>
  <manifest:file-entry manifest:media-type="" manifest:full-path="Pictures/20000103000018CE00000DC82A49166C.svm"/>
  <manifest:file-entry manifest:media-type="" manifest:full-path="Pictures/20000301000018CE00000A56022ECD98.svm"/>
  <manifest:file-entry manifest:media-type="" manifest:full-path="Pictures/2000006D0000160C00000BB7A6C78A58.svm"/>
  <manifest:file-entry manifest:media-type="" manifest:full-path="Pictures/2000005B000014AC0000134B799BCAA5.svm"/>
  <manifest:file-entry manifest:media-type="" manifest:full-path="Pictures/200001690000319C00001F02DD5B2B3C.svm"/>
  <manifest:file-entry manifest:media-type="" manifest:full-path="Pictures/200000BB000022730000134B5A509FA7.svm"/>
  <manifest:file-entry manifest:media-type="" manifest:full-path="Pictures/200000670000176D00000F29F9134732.svm"/>
  <manifest:file-entry manifest:media-type="" manifest:full-path="Pictures/2000009D000018CE00000DC856DADD81.svm"/>
  <manifest:file-entry manifest:media-type="" manifest:full-path="Pictures/200004B70000319C0000269627675EB0.svm"/>
  <manifest:file-entry manifest:media-type="" manifest:full-path="Pictures/200000EB0000176D000010895D59AFA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styles.xml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aa71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c4c3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52fc1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52fc1" officeooo:paragraph-rsid="0082d3d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52fc1" officeooo:paragraph-rsid="009bc5a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8157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95b63" officeooo:paragraph-rsid="00895b6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71a" officeooo:paragraph-rsid="00895b6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71a" officeooo:paragraph-rsid="008aa71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b9770" officeooo:paragraph-rsid="008b977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4c36" officeooo:paragraph-rsid="008c4c3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dfbd" officeooo:paragraph-rsid="0093fa4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dfbd" officeooo:paragraph-rsid="0095c5d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daa60" officeooo:paragraph-rsid="009bc5a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daa60" officeooo:paragraph-rsid="009daa6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3e3e7" officeooo:paragraph-rsid="00a3e3e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3fa4d" officeooo:paragraph-rsid="0093fa4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95c5d6" officeooo:paragraph-rsid="0095c5d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52fc1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2bd11" officeooo:paragraph-rsid="00a2bd1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use-window-font-color="true" style:text-position="0% 100%" fo:font-size="12pt" fo:font-style="normal" style:text-underline-style="none" fo:font-weight="normal" officeooo:rsid="009bc5a0" officeooo:paragraph-rsid="009bc5a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dfbd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cdfbd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8c4c36"/>
    </style:style>
    <style:style style:name="T4" style:family="text">
      <style:text-properties style:text-position="sub 58%" officeooo:rsid="008cdfbd"/>
    </style:style>
    <style:style style:name="T5" style:family="text">
      <style:text-properties style:text-position="sub 58%" officeooo:rsid="0093fa4d"/>
    </style:style>
    <style:style style:name="T6" style:family="text">
      <style:text-properties officeooo:rsid="00777b7c"/>
    </style:style>
    <style:style style:name="T7" style:family="text">
      <style:text-properties officeooo:rsid="00852fc1"/>
    </style:style>
    <style:style style:name="T8" style:family="text">
      <style:text-properties officeooo:rsid="00878157"/>
    </style:style>
    <style:style style:name="T9" style:family="text">
      <style:text-properties officeooo:rsid="008aa71a"/>
    </style:style>
    <style:style style:name="T10" style:family="text">
      <style:text-properties officeooo:rsid="008b9770"/>
    </style:style>
    <style:style style:name="T11" style:family="text">
      <style:text-properties style:text-position="super 58%" officeooo:rsid="008cdfbd"/>
    </style:style>
    <style:style style:name="T12" style:family="text">
      <style:text-properties officeooo:rsid="008c4c36"/>
    </style:style>
    <style:style style:name="T13" style:family="text">
      <style:text-properties officeooo:rsid="008cdfbd"/>
    </style:style>
    <style:style style:name="T14" style:family="text">
      <style:text-properties officeooo:rsid="00922375"/>
    </style:style>
    <style:style style:name="T15" style:family="text">
      <style:text-properties officeooo:rsid="0093fa4d"/>
    </style:style>
    <style:style style:name="T16" style:family="text">
      <style:text-properties officeooo:rsid="0095c5d6"/>
    </style:style>
    <style:style style:name="T17" style:family="text">
      <style:text-properties officeooo:rsid="009bc5a0"/>
    </style:style>
    <style:style style:name="T18" style:family="text">
      <style:text-properties officeooo:rsid="009daa6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19cm" draw:marker-start="" draw:marker-end="Arrowheads_20_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20<text:span text:style-name="T2">11</text:span>-(<text:span text:style-name="T2">0</text:span><text:span text:style-name="T6">3</text:span>)<text:span text:style-name="T6">mar</text:span>-<text:span text:style-name="T1">2</text:span><text:span text:style-name="T14">9</text:span>: dag <text:span text:style-name="T14">5</text:span></text:h>
      <text:p text:style-name="P24"><draw:frame draw:style-name="fr1" draw:name="graphics10" text:anchor-type="paragraph" svg:x="0.037cm" svg:y="0.353cm" svg:width="12.7cm" svg:height="7.056cm" draw:z-index="20"><draw:image xlink:href="Pictures/2000007F0000319C00001B90357DC155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graphics11" text:anchor-type="paragraph" svg:x="0.064cm" svg:y="0.115cm" svg:width="5.997cm" svg:height="3.881cm" draw:z-index="15"><draw:image xlink:href="Pictures/200000670000176D00000F29F9134732.svm" xlink:type="simple" xlink:show="embed" xlink:actuate="onLoad"/></draw:frame></text:p>
      <text:p text:style-name="P7"/>
      <text:p text:style-name="P8"><draw:line text:anchor-type="paragraph" draw:z-index="18" draw:style-name="gr1" draw:text-style-name="P28" svg:x1="7.378cm" svg:y1="0.448cm" svg:x2="5.764cm" svg:y2="1.268cm"><text:p/></draw:line><text:span text:style-name="T17"><text:tab/></text:span><text:span text:style-name="T18"><text:tab/><text:tab/><text:tab/><text:tab/><text:tab/>Ström före spänning</text:span></text:p>
      <text:p text:style-name="P17"><draw:frame draw:style-name="fr1" draw:name="graphics12" text:anchor-type="paragraph" svg:x="11.502cm" svg:y="0.247cm" svg:width="5.644cm" svg:height="2.999cm" draw:z-index="19"><draw:image xlink:href="Pictures/2000006D0000160C00000BB7A6C78A58.svm" xlink:type="simple" xlink:show="embed" xlink:actuate="onLoad"/></draw:frame></text:p>
      <text:p text:style-name="P18"><text:tab/><text:tab/><text:tab/><text:tab/><text:tab/><text:tab/>så vi byter ut till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graphics13" text:anchor-type="paragraph" svg:x="0.037cm" svg:y="0.15cm" svg:width="6.35cm" svg:height="2.646cm" draw:z-index="21"><draw:image xlink:href="Pictures/20000301000018CE00000A56022ECD98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3">Topvärdet är inte det man menar med 230 A.</text:p>
      <text:p text:style-name="P18"/>
      <text:p text:style-name="P18"><draw:frame draw:style-name="fr1" draw:name="graphics14" text:anchor-type="paragraph" svg:x="-0.016cm" svg:y="0.035cm" svg:width="12.7cm" svg:height="9.878cm" draw:z-index="22"><draw:image xlink:href="Pictures/200004B70000319C0000269627675EB0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graphics15" text:anchor-type="paragraph" svg:x="-0.139cm" svg:y="0.071cm" svg:width="8.819cm" svg:height="4.939cm" draw:z-index="23"><draw:image xlink:href="Pictures/200000BB000022730000134B5A509FA7.svm" xlink:type="simple" xlink:show="embed" xlink:actuate="onLoad"/></draw:frame></text:p>
      <text:p text:style-name="P19"><text:tab/><text:tab/><text:tab/><text:tab/><text:tab/><text:tab/><text:tab/><text:tab/>Gemensamma spänningen</text:p>
      <text:p text:style-name="P19"><text:tab/><text:tab/><text:tab/><text:tab/><text:tab/><text:tab/><text:tab/><text:tab/>eftersom att det är en</text:p>
      <text:p text:style-name="P19"><text:tab/><text:tab/><text:tab/><text:tab/><text:tab/><text:tab/><text:tab/><text:tab/>parallellkoppling.</text:p>
      <text:p text:style-name="P19"/>
      <text:p text:style-name="P19"/>
      <text:p text:style-name="P19"/>
      <text:p text:style-name="P19"><text:tab/><text:tab/><text:tab/><text:tab/><text:tab/><text:tab/><text:tab/><text:tab/>Projektionen vid tiden 0 ger −1A.</text:p>
      <text:p text:style-name="P19"><draw:frame draw:style-name="fr1" draw:name="graphics16" text:anchor-type="paragraph" svg:x="10.779cm" svg:y="1.191cm" svg:width="5.292cm" svg:height="4.939cm" draw:z-index="24"><draw:image xlink:href="Pictures/2000005B000014AC0000134B799BCAA5.svm" xlink:type="simple" xlink:show="embed" xlink:actuate="onLoad"/></draw:frame></text:p>
      <text:p text:style-name="P27">⁅U1.40⁆</text:p>
      <text:p text:style-name="P26"/>
      <text:p text:style-name="P15"><draw:frame draw:style-name="fr1" draw:name="graphics17" text:anchor-type="paragraph" svg:x="1.281cm" svg:y="0.097cm" svg:width="12.7cm" svg:height="7.938cm" draw:z-index="26"><draw:image xlink:href="Pictures/200001690000319C00001F02DD5B2B3C.svm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tab/><text:tab/><text:tab/><text:tab/><text:tab/><text:tab/><text:tab/><text:tab/><text:tab/><text:tab/><text:tab/>~ Växelström</text:p>
      <text:p text:style-name="P20"/>
      <text:p text:style-name="P20"/>
      <text:p text:style-name="P16"><text:span text:style-name="T15"><text:tab/>Gren R</text:span><text:span text:style-name="T5">2</text:span><text:span text:style-name="T15">:</text:span><text:span text:style-name="T16"><text:tab/><text:tab/><text:tab/><text:tab/><text:tab/><text:tab/></text:span><text:span text:style-name="T15">Gren C:<text:tab/><text:tab/>C = Kapacitans</text:span></text:p>
      <text:p text:style-name="P20"><draw:frame draw:style-name="fr1" draw:name="graphics6" text:anchor-type="paragraph" svg:x="2.551cm" svg:y="0.33cm" svg:width="6.35cm" svg:height="1.058cm" draw:z-index="13"><draw:image xlink:href="Pictures/20000025000018CE000004229B606CAB.svm" xlink:type="simple" xlink:show="embed" xlink:actuate="onLoad"/></draw:frame><draw:frame draw:style-name="fr1" draw:name="graphics7" text:anchor-type="paragraph" svg:x="11.229cm" svg:y="0.33cm" svg:width="6.35cm" svg:height="3.528cm" draw:z-index="14"><draw:image xlink:href="Pictures/2000009D000018CE00000DC856DADD81.svm" xlink:type="simple" xlink:show="embed" xlink:actuate="onLoad"/></draw:frame></text:p>
      <text:p text:style-name="P20"/>
      <text:p text:style-name="P20"/>
      <text:p text:style-name="P20"/>
      <text:p text:style-name="P16"><text:span text:style-name="T15"><text:tab/></text:span><text:span text:style-name="T16">Kondensatorer är spänningströga;</text:span></text:p>
      <text:p text:style-name="P21"/>
      <text:p text:style-name="P21"><text:tab/>strömen först.</text:p>
      <text:p text:style-name="P21"/>
      <text:p text:style-name="P21"><text:tab/>Gren R, L:</text:p>
      <text:p text:style-name="P21"><draw:frame draw:style-name="fr1" draw:name="graphics8" text:anchor-type="paragraph" svg:x="2.524cm" svg:y="0.168cm" svg:width="6.35cm" svg:height="3.528cm" draw:z-index="12"><draw:image xlink:href="Pictures/20000103000018CE00000DC82A49166C.svm" xlink:type="simple" xlink:show="embed" xlink:actuate="onLoad"/></draw:frame></text:p>
      <text:p text:style-name="P21"/>
      <text:p text:style-name="P21"><text:tab/><text:tab/><text:tab/><text:tab/><text:tab/><text:tab/><text:tab/><text:tab/><text:tab/>U = ωLI</text:p>
      <text:p text:style-name="P21"><text:tab/><text:tab/><text:tab/><text:tab/><text:tab/><text:tab/><text:tab/><text:tab/><text:tab/>U = RI</text:p>
      <text:p text:style-name="P16"><text:span text:style-name="T16"><text:tab/><text:tab/><text:tab/><text:tab/><text:tab/><text:tab/><text:tab/><text:tab/><text:tab/></text:span><text:span text:style-name="T16"><draw:frame draw:style-name="fr2" draw:name="Object1" text:anchor-type="as-char" svg:width="1.334cm" svg:height="1.044cm" draw:z-index="2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1"/>
      <text:p text:style-name="P21"><draw:frame draw:style-name="fr1" draw:name="graphics9" text:anchor-type="paragraph" svg:x="5.267cm" svg:y="0.415cm" svg:width="7.056cm" svg:height="5.292cm" draw:z-index="11"><draw:image xlink:href="Pictures/2000027100001B90000014AC555406C7.svm" xlink:type="simple" xlink:show="embed" xlink:actuate="onLoad"/></draw:frame></text:p>
      <text:p text:style-name="P21"/>
      <text:p text:style-name="P22"><draw:frame draw:style-name="fr1" draw:name="graphics1" text:anchor-type="paragraph" svg:x="1.122cm" svg:y="0.353cm" svg:width="5.292cm" svg:height="2.999cm" draw:z-index="9"><draw:image xlink:href="Pictures/2000009D000014AC00000BB7CF8E1F67.svm" xlink:type="simple" xlink:show="embed" xlink:actuate="onLoad"/></draw:frame><draw:frame draw:style-name="fr1" draw:name="graphics2" text:anchor-type="paragraph" svg:x="8.583cm" svg:y="0.37cm" svg:width="5.292cm" svg:height="2.646cm" draw:z-index="10"><draw:image xlink:href="Pictures/20000073000014AC00000A560E1D35E0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7"><text:tab/><text:tab/><text:tab/><text:tab/><text:tab/><text:tab/><text:tab/></text:span><text:span text:style-name="T8">I = </text:span><text:span text:style-name="T8"><draw:frame draw:style-name="fr2" draw:name="Object29" text:anchor-type="as-char" svg:width="5.604cm" svg:height="0.589cm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9"/>
      <text:p text:style-name="P9"/>
      <text:p text:style-name="P10"><text:tab/>Svaret kommer vara oberoende av E så vi kan</text:p>
      <text:p text:style-name="P10"><text:tab/>välja ett godtyckligt E.</text:p>
      <text:p text:style-name="P10"/>
      <text:p text:style-name="P11"><draw:frame draw:style-name="fr1" draw:name="graphics3" text:anchor-type="paragraph" svg:x="8.68cm" svg:y="0.45cm" svg:width="5.997cm" svg:height="2.999cm" draw:z-index="8"><draw:image xlink:href="Pictures/200000B50000176D00000BB774E40B31.svm" xlink:type="simple" xlink:show="embed" xlink:actuate="onLoad"/></draw:frame><text:tab/>Så vi kan till exempel välja:</text:p>
      <text:p text:style-name="P11"/>
      <text:p text:style-name="P12"><text:tab/><text:tab/>E = 10V = R⋅2A ①</text:p>
      <text:p text:style-name="P12"/>
      <text:p text:style-name="P12"/>
      <text:p text:style-name="P12"><text:tab/><text:tab/><text:tab/>⇓</text:p>
      <text:p text:style-name="P12"/>
      <text:p text:style-name="P3"><text:span text:style-name="T9"><text:tab/><text:tab/>R = 5Ω<text:tab/></text:span><text:span text:style-name="T9"><draw:frame draw:style-name="fr3" draw:name="Object30" text:anchor-type="as-char" svg:y="-0.644cm" svg:width="1.868cm" svg:height="1.048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2"/>
      <text:p text:style-name="P12"/>
      <text:p text:style-name="P12"><text:tab/>Vid seriekrets så börjar vi med strömen eftersom</text:p>
      <text:p text:style-name="P12"><text:tab/>att de båda tillfällena har gemensam ström.</text:p>
      <text:p text:style-name="P12"/>
      <text:p text:style-name="P12"/>
      <text:p text:style-name="P12"><draw:frame draw:style-name="fr1" draw:name="graphics4" text:anchor-type="paragraph" svg:x="1.272cm" svg:y="0.415cm" svg:width="5.997cm" svg:height="4.233cm" draw:z-index="7"><draw:image xlink:href="Pictures/200000EB0000176D000010895D59AFA1.svm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5"><text:span text:style-name="T10"><text:tab/></text:span><text:span text:style-name="T13">10</text:span><text:span text:style-name="T11">2</text:span><text:span text:style-name="T13"> = (5 ⋅ I</text:span><text:span text:style-name="T4">ny</text:span><text:span text:style-name="T13">)</text:span><text:span text:style-name="T11">2</text:span><text:span text:style-name="T13"> + (5 ⋅ I</text:span><text:span text:style-name="T4">ny</text:span><text:span text:style-name="T13">)</text:span><text:span text:style-name="T11">2</text:span><text:span text:style-name="T13"> <text:s/>⇒ <text:s/>100 = 50 ⋅ </text:span><text:span text:style-name="T13"><draw:frame draw:style-name="fr3" draw:name="Object36" text:anchor-type="as-char" svg:y="-0.457cm" svg:width="0.517cm" svg:height="0.616cm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 <text:s/>⇒ <text:s/>I</text:span><text:span text:style-name="T4">ny</text:span><text:span text:style-name="T13"> = </text:span><text:span text:style-name="T13"><draw:frame draw:style-name="fr3" draw:name="Object37" text:anchor-type="as-char" svg:y="-0.425cm" svg:width="0.614cm" svg:height="0.531cm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13"/>
      <text:p text:style-name="P4"><text:span text:style-name="T10"><text:tab/></text:span><text:span text:style-name="T12">U</text:span><text:span text:style-name="T3">R</text:span><text:span text:style-name="T12"> = R ⋅ I</text:span><text:span text:style-name="T3">ny</text:span><text:span text:style-name="T12"> = 5Ω ⋅ </text:span><text:span text:style-name="T12"><draw:frame draw:style-name="fr3" draw:name="Object31" text:anchor-type="as-char" svg:y="-0.425cm" svg:width="0.614cm" svg:height="0.531cm" draw:z-index="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A = 5</text:span><text:span text:style-name="T12"><draw:frame draw:style-name="fr3" draw:name="Object32" text:anchor-type="as-char" svg:y="-0.425cm" svg:width="0.614cm" svg:height="0.531cm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V</text:span></text:p>
      <text:p text:style-name="P14"/>
      <text:p text:style-name="P4"><text:span text:style-name="T12"><text:tab/>U</text:span><text:span text:style-name="T3">C</text:span><text:span text:style-name="T12"> = </text:span><text:span text:style-name="T12"><draw:frame draw:style-name="fr3" draw:name="Object33" text:anchor-type="as-char" svg:y="-0.637cm" svg:width="0.753cm" svg:height="1.048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 ⋅ I</text:span><text:span text:style-name="T3">ny</text:span><text:span text:style-name="T12"> = <text:s/>5Ω ⋅ </text:span><text:span text:style-name="T12"><draw:frame draw:style-name="fr3" draw:name="Object34" text:anchor-type="as-char" svg:y="-0.425cm" svg:width="0.614cm" svg:height="0.531cm" draw:z-index="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A = 5</text:span><text:span text:style-name="T12"><draw:frame draw:style-name="fr3" draw:name="Object35" text:anchor-type="as-char" svg:y="-0.425cm" svg:width="0.614cm" svg:height="0.531cm" draw:z-index="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V ≈ 7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31T18:37:24</dc:date>
    <dc:creator>Mattias </dc:creator>
    <meta:editing-duration>PT38H27M02S</meta:editing-duration>
    <meta:editing-cycles>100</meta:editing-cycles>
    <meta:generator>OpenOffice.org/3.2$Unix OpenOffice.org_project/320m19$Build-9505</meta:generator>
    <meta:document-statistic meta:table-count="0" meta:image-count="16" meta:object-count="10" meta:page-count="4" meta:paragraph-count="29" meta:word-count="148" meta:character-count="767"/>
  </office:meta>
</office:document-meta>
</file>

<file path=Object 1/content.xml><?xml version="1.0" encoding="utf-8"?>
<math xmlns="http://www.w3.org/1998/Math/MathML">
  <semantics>
    <mrow>
      <mi mathvariant="normal">U</mi>
      <mi mathvariant="normal">=</mi>
      <mfrac>
        <mn>1</mn>
        <mi>ωc</mi>
      </mfrac>
    </mrow>
    <annotation encoding="StarMath 5.0">U = 1 over ωc</annotation>
  </semantics>
</math>
</file>

<file path=Object 29/content.xml><?xml version="1.0" encoding="utf-8"?>
<math xmlns="http://www.w3.org/1998/Math/MathML">
  <semantics>
    <mrow>
      <msqrt>
        <mrow>
          <msup>
            <mn>2</mn>
            <mn>2</mn>
          </msup>
          <mo stretchy="false">+</mo>
          <msup>
            <mn>2</mn>
            <mn>2</mn>
          </msup>
        </mrow>
      </msqrt>
      <mrow>
        <mi/>
        <mi mathvariant="normal">=</mi>
        <mi/>
      </mrow>
      <msqrt>
        <mn>8</mn>
      </msqrt>
      <mrow>
        <mi/>
        <mi mathvariant="normal">=</mi>
        <mi/>
      </mrow>
      <mn>2</mn>
      <msqrt>
        <mn>2</mn>
      </msqrt>
      <mi/>
      <mi mathvariant="normal">≈</mi>
      <mi/>
      <mn>2,8</mn>
      <mi mathvariant="normal">A</mi>
    </mrow>
    <annotation encoding="StarMath 5.0">sqrt{2^2 + 2^2} `=` sqrt 8 `=` 2 sqrt 2 `≈` 2,8A</annotation>
  </semantics>
</math>
</file>

<file path=Object 30/content.xml><?xml version="1.0" encoding="utf-8"?>
<math xmlns="http://www.w3.org/1998/Math/MathML">
  <semantics>
    <mrow>
      <mfrac>
        <mn>1</mn>
        <mi>ωc</mi>
      </mfrac>
      <mrow>
        <mi/>
        <mi mathvariant="normal">=</mi>
        <mi/>
      </mrow>
      <mn>5Ω</mn>
    </mrow>
    <annotation encoding="StarMath 5.0">1 over {ωc} `=` 5Ω</annotation>
  </semantics>
</math>
</file>

<file path=Object 31/content.xml><?xml version="1.0" encoding="utf-8"?>
<math xmlns="http://www.w3.org/1998/Math/MathML">
  <semantics>
    <msqrt>
      <mn>2</mn>
    </msqrt>
    <annotation encoding="StarMath 5.0">sqrt 2</annotation>
  </semantics>
</math>
</file>

<file path=Object 32/content.xml><?xml version="1.0" encoding="utf-8"?>
<math xmlns="http://www.w3.org/1998/Math/MathML">
  <semantics>
    <msqrt>
      <mn>2</mn>
    </msqrt>
    <annotation encoding="StarMath 5.0">sqrt 2</annotation>
  </semantics>
</math>
</file>

<file path=Object 33/content.xml><?xml version="1.0" encoding="utf-8"?>
<math xmlns="http://www.w3.org/1998/Math/MathML">
  <semantics>
    <mfrac>
      <mn>1</mn>
      <mi>ωc</mi>
    </mfrac>
    <annotation encoding="StarMath 5.0">1 over ωc</annotation>
  </semantics>
</math>
</file>

<file path=Object 34/content.xml><?xml version="1.0" encoding="utf-8"?>
<math xmlns="http://www.w3.org/1998/Math/MathML">
  <semantics>
    <msqrt>
      <mn>2</mn>
    </msqrt>
    <annotation encoding="StarMath 5.0">sqrt 2</annotation>
  </semantics>
</math>
</file>

<file path=Object 35/content.xml><?xml version="1.0" encoding="utf-8"?>
<math xmlns="http://www.w3.org/1998/Math/MathML">
  <semantics>
    <msqrt>
      <mn>2</mn>
    </msqrt>
    <annotation encoding="StarMath 5.0">sqrt 2</annotation>
  </semantics>
</math>
</file>

<file path=Object 36/content.xml><?xml version="1.0" encoding="utf-8"?>
<math xmlns="http://www.w3.org/1998/Math/MathML">
  <semantics>
    <msubsup>
      <mi mathvariant="normal">I</mi>
      <mi>ny</mi>
      <mn>2</mn>
    </msubsup>
    <annotation encoding="StarMath 5.0">I sub ny sup 2</annotation>
  </semantics>
</math>
</file>

<file path=Object 37/content.xml><?xml version="1.0" encoding="utf-8"?>
<math xmlns="http://www.w3.org/1998/Math/MathML">
  <semantics>
    <msqrt>
      <mn>2</mn>
    </msqrt>
    <annotation encoding="StarMath 5.0">sqrt 2</annotation>
  </semantics>
</math>
</file>